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Mail2" table:style-name="ta1">
        <table:shapes>
          <draw:frame draw:z-index="0" draw:style-name="gr1" svg:width="15.999cm" svg:height="8.999cm" svg:x="7.29cm" svg:y="0.1cm">
            <draw:object draw:notify-on-update-of-ranges="Mail2.B1:Mail2.B16 Mail2.C1:Mail2.C16 Mail1.B1:Mail1.B16 Mail1.C1:Mail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/>
          <table:table-cell office:value-type="float" office:value="25">
            <text:p>2,50E+001</text:p>
          </table:table-cell>
          <table:table-cell office:value-type="float" office:value="3.07389">
            <text:p>3,07E+000</text:p>
          </table:table-cell>
        </table:table-row>
        <table:table-row table:style-name="ro1">
          <table:table-cell/>
          <table:table-cell office:value-type="float" office:value="28.3333">
            <text:p>2,83E+001</text:p>
          </table:table-cell>
          <table:table-cell office:value-type="float" office:value="2.52735">
            <text:p>2,53E+000</text:p>
          </table:table-cell>
        </table:table-row>
        <table:table-row table:style-name="ro1">
          <table:table-cell/>
          <table:table-cell office:value-type="float" office:value="31.6667">
            <text:p>3,17E+001</text:p>
          </table:table-cell>
          <table:table-cell office:value-type="float" office:value="2.07747">
            <text:p>2,08E+000</text:p>
          </table:table-cell>
        </table:table-row>
        <table:table-row table:style-name="ro1">
          <table:table-cell/>
          <table:table-cell office:value-type="float" office:value="35">
            <text:p>3,50E+001</text:p>
          </table:table-cell>
          <table:table-cell office:value-type="float" office:value="1.82269">
            <text:p>1,82E+000</text:p>
          </table:table-cell>
        </table:table-row>
        <table:table-row table:style-name="ro1">
          <table:table-cell/>
          <table:table-cell office:value-type="float" office:value="38.3333">
            <text:p>3,83E+001</text:p>
          </table:table-cell>
          <table:table-cell office:value-type="float" office:value="1.64282">
            <text:p>1,64E+000</text:p>
          </table:table-cell>
        </table:table-row>
        <table:table-row table:style-name="ro1">
          <table:table-cell/>
          <table:table-cell office:value-type="float" office:value="41.6667">
            <text:p>4,17E+001</text:p>
          </table:table-cell>
          <table:table-cell office:value-type="float" office:value="1.51142">
            <text:p>1,51E+000</text:p>
          </table:table-cell>
        </table:table-row>
        <table:table-row table:style-name="ro1">
          <table:table-cell/>
          <table:table-cell office:value-type="float" office:value="45">
            <text:p>4,50E+001</text:p>
          </table:table-cell>
          <table:table-cell office:value-type="float" office:value="1.42144">
            <text:p>1,42E+000</text:p>
          </table:table-cell>
        </table:table-row>
        <table:table-row table:style-name="ro1">
          <table:table-cell/>
          <table:table-cell office:value-type="float" office:value="48.3333">
            <text:p>4,83E+001</text:p>
          </table:table-cell>
          <table:table-cell office:value-type="float" office:value="1.34926">
            <text:p>1,35E+000</text:p>
          </table:table-cell>
        </table:table-row>
        <table:table-row table:style-name="ro1">
          <table:table-cell/>
          <table:table-cell office:value-type="float" office:value="51.6667">
            <text:p>5,17E+001</text:p>
          </table:table-cell>
          <table:table-cell office:value-type="float" office:value="1.2889">
            <text:p>1,29E+000</text:p>
          </table:table-cell>
        </table:table-row>
        <table:table-row table:style-name="ro1">
          <table:table-cell/>
          <table:table-cell office:value-type="float" office:value="55">
            <text:p>5,50E+001</text:p>
          </table:table-cell>
          <table:table-cell office:value-type="float" office:value="1.2401">
            <text:p>1,24E+000</text:p>
          </table:table-cell>
        </table:table-row>
        <table:table-row table:style-name="ro1">
          <table:table-cell/>
          <table:table-cell office:value-type="float" office:value="58.3333">
            <text:p>5,83E+001</text:p>
          </table:table-cell>
          <table:table-cell office:value-type="float" office:value="1.19324">
            <text:p>1,19E+000</text:p>
          </table:table-cell>
        </table:table-row>
        <table:table-row table:style-name="ro1">
          <table:table-cell/>
          <table:table-cell office:value-type="float" office:value="61.6667">
            <text:p>6,17E+001</text:p>
          </table:table-cell>
          <table:table-cell office:value-type="float" office:value="1.14522">
            <text:p>1,15E+000</text:p>
          </table:table-cell>
        </table:table-row>
        <table:table-row table:style-name="ro1">
          <table:table-cell/>
          <table:table-cell office:value-type="float" office:value="65">
            <text:p>6,50E+001</text:p>
          </table:table-cell>
          <table:table-cell office:value-type="float" office:value="1.09209">
            <text:p>1,09E+000</text:p>
          </table:table-cell>
        </table:table-row>
        <table:table-row table:style-name="ro1">
          <table:table-cell/>
          <table:table-cell office:value-type="float" office:value="68.3333">
            <text:p>6,83E+001</text:p>
          </table:table-cell>
          <table:table-cell office:value-type="float" office:value="1.0333">
            <text:p>1,03E+000</text:p>
          </table:table-cell>
        </table:table-row>
        <table:table-row table:style-name="ro1">
          <table:table-cell/>
          <table:table-cell office:value-type="float" office:value="71.6667">
            <text:p>7,17E+001</text:p>
          </table:table-cell>
          <table:table-cell office:value-type="float" office:value="0.939809">
            <text:p>9,40E-001</text:p>
          </table:table-cell>
        </table:table-row>
        <table:table-row table:style-name="ro1">
          <table:table-cell/>
          <table:table-cell office:value-type="float" office:value="75">
            <text:p>7,50E+001</text:p>
          </table:table-cell>
          <table:table-cell office:value-type="float" office:value="0.864851">
            <text:p>8,65E-001</text:p>
          </table:table-cell>
        </table:table-row>
      </table:table>
      <table:table table:name="Mail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float" office:value="25">
            <text:p>2,50E+001</text:p>
          </table:table-cell>
          <table:table-cell office:value-type="float" office:value="2.63269">
            <text:p>2,63E+000</text:p>
          </table:table-cell>
        </table:table-row>
        <table:table-row table:style-name="ro1">
          <table:table-cell/>
          <table:table-cell office:value-type="float" office:value="28.3333">
            <text:p>2,83E+001</text:p>
          </table:table-cell>
          <table:table-cell office:value-type="float" office:value="2.04352">
            <text:p>2,04E+000</text:p>
          </table:table-cell>
        </table:table-row>
        <table:table-row table:style-name="ro1">
          <table:table-cell/>
          <table:table-cell office:value-type="float" office:value="31.6667">
            <text:p>3,17E+001</text:p>
          </table:table-cell>
          <table:table-cell office:value-type="float" office:value="2.0243">
            <text:p>2,02E+000</text:p>
          </table:table-cell>
        </table:table-row>
        <table:table-row table:style-name="ro1">
          <table:table-cell/>
          <table:table-cell office:value-type="float" office:value="35">
            <text:p>3,50E+001</text:p>
          </table:table-cell>
          <table:table-cell office:value-type="float" office:value="1.79038">
            <text:p>1,79E+000</text:p>
          </table:table-cell>
        </table:table-row>
        <table:table-row table:style-name="ro1">
          <table:table-cell/>
          <table:table-cell office:value-type="float" office:value="38.3333">
            <text:p>3,83E+001</text:p>
          </table:table-cell>
          <table:table-cell office:value-type="float" office:value="1.54841">
            <text:p>1,55E+000</text:p>
          </table:table-cell>
        </table:table-row>
        <table:table-row table:style-name="ro1">
          <table:table-cell/>
          <table:table-cell office:value-type="float" office:value="41.6667">
            <text:p>4,17E+001</text:p>
          </table:table-cell>
          <table:table-cell office:value-type="float" office:value="1.53086">
            <text:p>1,53E+000</text:p>
          </table:table-cell>
        </table:table-row>
        <table:table-row table:style-name="ro1">
          <table:table-cell/>
          <table:table-cell office:value-type="float" office:value="45">
            <text:p>4,50E+001</text:p>
          </table:table-cell>
          <table:table-cell office:value-type="float" office:value="1.42454">
            <text:p>1,42E+000</text:p>
          </table:table-cell>
        </table:table-row>
        <table:table-row table:style-name="ro1">
          <table:table-cell/>
          <table:table-cell office:value-type="float" office:value="48.3333">
            <text:p>4,83E+001</text:p>
          </table:table-cell>
          <table:table-cell office:value-type="float" office:value="1.33609">
            <text:p>1,34E+000</text:p>
          </table:table-cell>
        </table:table-row>
        <table:table-row table:style-name="ro1">
          <table:table-cell/>
          <table:table-cell office:value-type="float" office:value="51.6667">
            <text:p>5,17E+001</text:p>
          </table:table-cell>
          <table:table-cell office:value-type="float" office:value="1.27873">
            <text:p>1,28E+000</text:p>
          </table:table-cell>
        </table:table-row>
        <table:table-row table:style-name="ro1">
          <table:table-cell/>
          <table:table-cell office:value-type="float" office:value="55">
            <text:p>5,50E+001</text:p>
          </table:table-cell>
          <table:table-cell office:value-type="float" office:value="1.22413">
            <text:p>1,22E+000</text:p>
          </table:table-cell>
        </table:table-row>
        <table:table-row table:style-name="ro1">
          <table:table-cell/>
          <table:table-cell office:value-type="float" office:value="58.3333">
            <text:p>5,83E+001</text:p>
          </table:table-cell>
          <table:table-cell office:value-type="float" office:value="1.21059">
            <text:p>1,21E+000</text:p>
          </table:table-cell>
        </table:table-row>
        <table:table-row table:style-name="ro1">
          <table:table-cell/>
          <table:table-cell office:value-type="float" office:value="61.6667">
            <text:p>6,17E+001</text:p>
          </table:table-cell>
          <table:table-cell office:value-type="float" office:value="1.14087">
            <text:p>1,14E+000</text:p>
          </table:table-cell>
        </table:table-row>
        <table:table-row table:style-name="ro1">
          <table:table-cell/>
          <table:table-cell office:value-type="float" office:value="65">
            <text:p>6,50E+001</text:p>
          </table:table-cell>
          <table:table-cell office:value-type="float" office:value="1.07847">
            <text:p>1,08E+000</text:p>
          </table:table-cell>
        </table:table-row>
        <table:table-row table:style-name="ro1">
          <table:table-cell/>
          <table:table-cell office:value-type="float" office:value="68.3333">
            <text:p>6,83E+001</text:p>
          </table:table-cell>
          <table:table-cell office:value-type="float" office:value="1.06759">
            <text:p>1,07E+000</text:p>
          </table:table-cell>
        </table:table-row>
        <table:table-row table:style-name="ro1">
          <table:table-cell/>
          <table:table-cell office:value-type="float" office:value="71.6667">
            <text:p>7,17E+001</text:p>
          </table:table-cell>
          <table:table-cell office:value-type="float" office:value="0.974887">
            <text:p>9,75E-001</text:p>
          </table:table-cell>
        </table:table-row>
        <table:table-row table:style-name="ro1">
          <table:table-cell/>
          <table:table-cell office:value-type="float" office:value="75">
            <text:p>7,50E+001</text:p>
          </table:table-cell>
          <table:table-cell office:value-type="float" office:value="0.8955">
            <text:p>8,96E-001</text:p>
          </table:table-cell>
        </table:table-row>
      </table:table>
      <table:named-expressions/>
      <table:database-ranges>
        <table:database-range table:name="__Anonymous_Sheet_DB__0" table:target-range-address="Mail2.A1:Mail2.C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2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7cm" svg:y="3.938cm" style:legend-expansion="high" chart:style-name="ch2"/>
        <chart:plot-area chart:style-name="ch3" table:cell-range-address="Mail2.B1:Mail2.C16 Mail1.C1:Mail1.C16" svg:x="0.77cm" svg:y="0.855cm" svg:width="11.527cm" svg:height="7.545cm">
          <chartooo:coordinate-region svg:x="2.791cm" svg:y="1.061cm" svg:width="8.619cm" svg:height="6.6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l2.C1:Mail2.C16" chart:class="chart:scatter">
            <chart:domain table:cell-range-address="Mail2.B1:Mail2.B16"/>
            <chart:data-point chart:repeated="16"/>
          </chart:series>
          <chart:series chart:style-name="ch7" chart:values-cell-range-address="Mail1.C1:Mail1.C16" chart:class="chart:scatter">
            <chart:domain table:cell-range-address="Mail1.B1:Mail1.B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Mail2.B1:Mail2.B16</svg:desc>
                </draw:g>
              </table:table-cell>
              <table:table-cell office:value-type="float" office:value="3.07389">
                <text:p>3.07389</text:p>
                <draw:g>
                  <svg:desc>Mail2.C1:Mail2.C16</svg:desc>
                </draw:g>
              </table:table-cell>
              <table:table-cell office:value-type="float" office:value="25">
                <text:p>25</text:p>
                <draw:g>
                  <svg:desc>Mail1.B1:Mail1.B16</svg:desc>
                </draw:g>
              </table:table-cell>
              <table:table-cell office:value-type="float" office:value="2.63269">
                <text:p>2.63269</text:p>
                <draw:g>
                  <svg:desc>Mail1.C1:Mail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3333">
                <text:p>28.3333</text:p>
              </table:table-cell>
              <table:table-cell office:value-type="float" office:value="2.52735">
                <text:p>2.52735</text:p>
              </table:table-cell>
              <table:table-cell office:value-type="float" office:value="28.3333">
                <text:p>28.3333</text:p>
              </table:table-cell>
              <table:table-cell office:value-type="float" office:value="2.04352">
                <text:p>2.04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6667">
                <text:p>31.6667</text:p>
              </table:table-cell>
              <table:table-cell office:value-type="float" office:value="2.07747">
                <text:p>2.07747</text:p>
              </table:table-cell>
              <table:table-cell office:value-type="float" office:value="31.6667">
                <text:p>31.6667</text:p>
              </table:table-cell>
              <table:table-cell office:value-type="float" office:value="2.0243">
                <text:p>2.0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.82269">
                <text:p>1.82269</text:p>
              </table:table-cell>
              <table:table-cell office:value-type="float" office:value="35">
                <text:p>35</text:p>
              </table:table-cell>
              <table:table-cell office:value-type="float" office:value="1.79038">
                <text:p>1.79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3333">
                <text:p>38.3333</text:p>
              </table:table-cell>
              <table:table-cell office:value-type="float" office:value="1.64282">
                <text:p>1.64282</text:p>
              </table:table-cell>
              <table:table-cell office:value-type="float" office:value="38.3333">
                <text:p>38.3333</text:p>
              </table:table-cell>
              <table:table-cell office:value-type="float" office:value="1.54841">
                <text:p>1.54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667">
                <text:p>41.6667</text:p>
              </table:table-cell>
              <table:table-cell office:value-type="float" office:value="1.51142">
                <text:p>1.51142</text:p>
              </table:table-cell>
              <table:table-cell office:value-type="float" office:value="41.6667">
                <text:p>41.6667</text:p>
              </table:table-cell>
              <table:table-cell office:value-type="float" office:value="1.53086">
                <text:p>1.53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1.42144">
                <text:p>1.42144</text:p>
              </table:table-cell>
              <table:table-cell office:value-type="float" office:value="45">
                <text:p>45</text:p>
              </table:table-cell>
              <table:table-cell office:value-type="float" office:value="1.42454">
                <text:p>1.42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333">
                <text:p>48.3333</text:p>
              </table:table-cell>
              <table:table-cell office:value-type="float" office:value="1.34926">
                <text:p>1.34926</text:p>
              </table:table-cell>
              <table:table-cell office:value-type="float" office:value="48.3333">
                <text:p>48.3333</text:p>
              </table:table-cell>
              <table:table-cell office:value-type="float" office:value="1.33609">
                <text:p>1.33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6667">
                <text:p>51.6667</text:p>
              </table:table-cell>
              <table:table-cell office:value-type="float" office:value="1.2889">
                <text:p>1.2889</text:p>
              </table:table-cell>
              <table:table-cell office:value-type="float" office:value="51.6667">
                <text:p>51.6667</text:p>
              </table:table-cell>
              <table:table-cell office:value-type="float" office:value="1.27873">
                <text:p>1.27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.2401">
                <text:p>1.2401</text:p>
              </table:table-cell>
              <table:table-cell office:value-type="float" office:value="55">
                <text:p>55</text:p>
              </table:table-cell>
              <table:table-cell office:value-type="float" office:value="1.22413">
                <text:p>1.22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333">
                <text:p>58.3333</text:p>
              </table:table-cell>
              <table:table-cell office:value-type="float" office:value="1.19324">
                <text:p>1.19324</text:p>
              </table:table-cell>
              <table:table-cell office:value-type="float" office:value="58.3333">
                <text:p>58.3333</text:p>
              </table:table-cell>
              <table:table-cell office:value-type="float" office:value="1.21059">
                <text:p>1.21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6667">
                <text:p>61.6667</text:p>
              </table:table-cell>
              <table:table-cell office:value-type="float" office:value="1.14522">
                <text:p>1.14522</text:p>
              </table:table-cell>
              <table:table-cell office:value-type="float" office:value="61.6667">
                <text:p>61.6667</text:p>
              </table:table-cell>
              <table:table-cell office:value-type="float" office:value="1.14087">
                <text:p>1.14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.09209">
                <text:p>1.09209</text:p>
              </table:table-cell>
              <table:table-cell office:value-type="float" office:value="65">
                <text:p>65</text:p>
              </table:table-cell>
              <table:table-cell office:value-type="float" office:value="1.07847">
                <text:p>1.07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33">
                <text:p>68.3333</text:p>
              </table:table-cell>
              <table:table-cell office:value-type="float" office:value="1.0333">
                <text:p>1.0333</text:p>
              </table:table-cell>
              <table:table-cell office:value-type="float" office:value="68.3333">
                <text:p>68.3333</text:p>
              </table:table-cell>
              <table:table-cell office:value-type="float" office:value="1.06759">
                <text:p>1.06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6667">
                <text:p>71.6667</text:p>
              </table:table-cell>
              <table:table-cell office:value-type="float" office:value="0.939809">
                <text:p>0.939809</text:p>
              </table:table-cell>
              <table:table-cell office:value-type="float" office:value="71.6667">
                <text:p>71.6667</text:p>
              </table:table-cell>
              <table:table-cell office:value-type="float" office:value="0.974887">
                <text:p>0.974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864851">
                <text:p>0.864851</text:p>
              </table:table-cell>
              <table:table-cell office:value-type="float" office:value="75">
                <text:p>75</text:p>
              </table:table-cell>
              <table:table-cell office:value-type="float" office:value="0.8955">
                <text:p>0.8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